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95cm"/>
    </style:style>
    <style:style style:name="co3" style:family="table-column">
      <style:table-column-properties fo:break-before="auto" style:column-width="5.5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office:value-type="string">
            <text:p>//Linie</text:p>
          </table:table-cell>
          <table:table-cell office:value-type="string">
            <text:p>Richtung</text:p>
          </table:table-cell>
          <table:table-cell office:value-type="string">
            <text:p>Endstation</text:p>
          </table:table-cell>
          <table:table-cell office:value-type="string">
            <text:p>Wochentage</text:p>
          </table:table-cell>
          <table:table-cell office:value-type="string">
            <text:p>Stunde</text:p>
          </table:table-cell>
          <table:table-cell office:value-type="string">
            <text:p>Minute</text:p>
          </table:table-cell>
          <table:table-cell table:number-columns-repeated="7"/>
        </table:table-row>
        <table:table-row table:style-name="ro1">
          <table:table-cell office:value-type="string">
            <text:p>//-</text:p>
          </table:table-cell>
          <table:table-cell/>
          <table:table-cell office:value-type="string">
            <text:p>(0 = standard, 1,2,3,... alternative)</text:p>
          </table:table-cell>
          <table:table-cell office:value-type="string">
            <text:p>63=wochentags, 64 = samstags , 128 = Sonntags</text:p>
          </table:table-cell>
          <table:table-cell table:number-columns-repeated="2" office:value-type="string">
            <text:p>-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//U3 Richtung Hohemark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// Wochentags</text:p>
          </table:table-cell>
          <table:table-cell table:number-columns-repeated="12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7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table:number-columns-repeated="2"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Oberursel Bhf</text:p>
          </table:table-cell>
          <table:table-cell office:value-type="string">
            <text:p>0b000111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11111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111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Oberursel Bhf</text:p>
          </table:table-cell>
          <table:table-cell office:value-type="string">
            <text:p>0b001111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//Samstags</text:p>
          </table:table-cell>
          <table:table-cell table:number-columns-repeated="12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table:number-columns-repeated="6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number-columns-repeated="6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table:number-columns-repeated="2" office:value-type="float" office:value="7">
            <text:p>7</text:p>
          </table:table-cell>
          <table:table-cell office:value-type="float" office:value="37">
            <text:p>37</text:p>
          </table:table-cell>
          <table:table-cell table:number-columns-repeated="6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Oberursel Bhf</text:p>
          </table:table-cell>
          <table:table-cell office:value-type="string">
            <text:p>0b00100000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number-columns-repeated="6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number-columns-repeated="6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10000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Oberursel Bhf</text:p>
          </table:table-cell>
          <table:table-cell office:value-type="string">
            <text:p>0b010000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//Sonntags</text:p>
          </table:table-cell>
          <table:table-cell table:number-columns-repeated="12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table:number-columns-repeated="2"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100000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Hohemark</text:p>
          </table:table-cell>
          <table:table-cell office:value-type="string">
            <text:p>0b0000000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U3</text:p>
          </table:table-cell>
          <table:table-cell office:value-type="string">
            <text:p>nord</text:p>
          </table:table-cell>
          <table:table-cell office:value-type="string">
            <text:p>Oberursel Bhf</text:p>
          </table:table-cell>
          <table:table-cell office:value-type="string">
            <text:p>0b0000000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>
            <text:p>// Wochentags</text:p>
          </table:table-cell>
          <table:table-cell table:number-columns-repeated="12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table:number-columns-repeated="2"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table:number-columns-repeated="5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table:number-columns-repeated="2"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1111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111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1111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//Samstags</text:p>
          </table:table-cell>
          <table:table-cell table:number-columns-repeated="12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table:number-columns-repeated="2"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100000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//Sonntags</text:p>
          </table:table-cell>
          <table:table-cell table:number-columns-repeated="12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table:number-columns-repeated="7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1000000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0000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 office:value-type="string">
            <text:p>U8</text:p>
          </table:table-cell>
          <table:table-cell office:value-type="string">
            <text:p>nord</text:p>
          </table:table-cell>
          <table:table-cell office:value-type="string">
            <text:p>Riedberg</text:p>
          </table:table-cell>
          <table:table-cell office:value-type="string">
            <text:p>0b0000000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>
            <text:p>// Wochentags</text:p>
          </table:table-cell>
          <table:table-cell table:number-columns-repeated="12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table:number-columns-repeated="7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11111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table:number-columns-repeated="6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111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1111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//Samstags</text:p>
          </table:table-cell>
          <table:table-cell table:number-columns-repeated="12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100000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//Sonntags</text:p>
          </table:table-cell>
          <table:table-cell table:number-columns-repeated="12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1000000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0000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6"/>
        </table:table-row>
        <table:table-row table:style-name="ro1">
          <table:table-cell office:value-type="string">
            <text:p>U9</text:p>
          </table:table-cell>
          <table:table-cell office:value-type="string">
            <text:p>sued</text:p>
          </table:table-cell>
          <table:table-cell office:value-type="string">
            <text:p>Ginnheim</text:p>
          </table:table-cell>
          <table:table-cell office:value-type="string">
            <text:p>0b00000001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>
            <text:p>// Wochentags</text:p>
          </table:table-cell>
          <table:table-cell table:number-columns-repeated="12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011111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011111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01111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01111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5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0111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0111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0111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0111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011111</text:p>
          </table:table-cell>
          <table:table-cell table:number-columns-repeated="2"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01111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01111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011111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011111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011111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011111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01111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011111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011111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01111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011111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011111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011111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11111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11111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//Samstags</text:p>
          </table:table-cell>
          <table:table-cell table:number-columns-repeated="12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10000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10000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10000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10000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10000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10000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100000</text:p>
          </table:table-cell>
          <table:table-cell table:number-columns-repeated="2"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10000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10000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10000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10000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10000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10000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10000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10000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10000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100000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100000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100000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100000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100000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100000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//Sonntags</text:p>
          </table:table-cell>
          <table:table-cell table:number-columns-repeated="12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100000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100000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100000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100000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100000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100000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1000000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100000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100000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1000000</text:p>
          </table:table-cell>
          <table:table-cell table:number-columns-repeated="2"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100000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100000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1000000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100000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100000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1000000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1000000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table:number-columns-repeated="5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1000000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1000000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1000000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00000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1">
          <table:table-cell office:value-type="string">
            <text:p>U9</text:p>
          </table:table-cell>
          <table:table-cell office:value-type="string">
            <text:p>nord</text:p>
          </table:table-cell>
          <table:table-cell office:value-type="string">
            <text:p>N-Eschbach</text:p>
          </table:table-cell>
          <table:table-cell office:value-type="string">
            <text:p>0b00000001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// Wochentags</text:p>
          </table:table-cell>
          <table:table-cell table:number-columns-repeated="12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table:number-columns-repeated="7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Heddernheim</text:p>
          </table:table-cell>
          <table:table-cell office:value-type="string">
            <text:p>0b0001111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11111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111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Heddernheim</text:p>
          </table:table-cell>
          <table:table-cell office:value-type="string">
            <text:p>0b001111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Heddernheim</text:p>
          </table:table-cell>
          <table:table-cell office:value-type="string">
            <text:p>0b00111110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//Samstags</text:p>
          </table:table-cell>
          <table:table-cell table:number-columns-repeated="12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5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10000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6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Heddernheim</text:p>
          </table:table-cell>
          <table:table-cell office:value-type="string">
            <text:p>0b010000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Heddernheim</text:p>
          </table:table-cell>
          <table:table-cell office:value-type="string">
            <text:p>0b010000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//Sonntags</text:p>
          </table:table-cell>
          <table:table-cell table:number-columns-repeated="12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Heddernheim</text:p>
          </table:table-cell>
          <table:table-cell office:value-type="string">
            <text:p>0b0100000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7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Heddernheim</text:p>
          </table:table-cell>
          <table:table-cell office:value-type="string">
            <text:p>0b01000000</text:p>
          </table:table-cell>
          <table:table-cell table:number-columns-repeated="2"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table:number-columns-repeated="2"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100000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Suedbahnhof</text:p>
          </table:table-cell>
          <table:table-cell office:value-type="string">
            <text:p>0b0000000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6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Heddernheim</text:p>
          </table:table-cell>
          <table:table-cell office:value-type="string">
            <text:p>0b0000000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U3/U8</text:p>
          </table:table-cell>
          <table:table-cell office:value-type="string">
            <text:p>sued</text:p>
          </table:table-cell>
          <table:table-cell office:value-type="string">
            <text:p>Heddernheim</text:p>
          </table:table-cell>
          <table:table-cell office:value-type="string">
            <text:p>0b0000000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table:number-columns-repeated="6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4">24.01.2012</text:date>, <text:time>11:16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el Wiebusch</meta:initial-creator>
    <meta:creation-date>2012-01-15T22:50:47</meta:creation-date>
    <dc:date>2012-01-24T11:16:12</dc:date>
    <dc:creator>Michael Wiebusch</dc:creator>
    <meta:editing-duration>PT2H37M37S</meta:editing-duration>
    <meta:editing-cycles>11</meta:editing-cycles>
    <meta:generator>LibreOffice/3.3$Unix LibreOffice_project/330m19$Build-401</meta:generator>
    <meta:document-statistic meta:table-count="3" meta:cell-count="2963" meta:object-count="0"/>
  </office:meta>
</office:document-meta>
</file>